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Eczar1" svg:font-family="Eczar"/>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Eczar" svg:font-family="Eczar" style:font-family-generic="system" style:font-pitch="variable"/>
  </office:font-face-decls>
  <office:automatic-styles>
    <style:style style:name="ControlDeVersiones" style:family="table">
      <style:table-properties style:width="17.59cm" fo:break-before="page" table:align="margins"/>
    </style:style>
    <style:style style:name="ControlDeVersiones.A" style:family="table-column">
      <style:table-column-properties style:column-width="5.863cm" style:rel-column-width="21845*"/>
    </style:style>
    <style:style style:name="ControlDeVersiones.A1" style:family="table-cell">
      <style:table-cell-properties fo:padding="0.097cm" fo:border-left="0.05pt solid #000000" fo:border-right="none" fo:border-top="0.05pt solid #000000" fo:border-bottom="0.05pt solid #000000"/>
    </style:style>
    <style:style style:name="ControlDeVersiones.C1" style:family="table-cell">
      <style:table-cell-properties fo:padding="0.097cm" fo:border="0.05pt solid #000000"/>
    </style:style>
    <style:style style:name="ControlDeVersiones.A2" style:family="table-cell">
      <style:table-cell-properties fo:padding="0.097cm" fo:border-left="0.05pt solid #000000" fo:border-right="none" fo:border-top="none" fo:border-bottom="0.05pt solid #000000"/>
    </style:style>
    <style:style style:name="ControlDeVersiones.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0f4191"/>
    </style:style>
    <style:style style:name="P3" style:family="paragraph" style:parent-style-name="Standard">
      <style:paragraph-properties fo:text-align="start" style:justify-single-word="false"/>
      <style:text-properties officeooo:rsid="000f4191" officeooo:paragraph-rsid="000f4191"/>
    </style:style>
    <style:style style:name="P4" style:family="paragraph" style:parent-style-name="Standard">
      <style:paragraph-properties fo:text-align="start" style:justify-single-word="false"/>
      <style:text-properties officeooo:rsid="001c2ba6" officeooo:paragraph-rsid="0026c241"/>
    </style:style>
    <style:style style:name="P5" style:family="paragraph" style:parent-style-name="Standard">
      <style:paragraph-properties fo:text-align="start" style:justify-single-word="false"/>
      <style:text-properties officeooo:rsid="001c2ba6" officeooo:paragraph-rsid="0012a127"/>
    </style:style>
    <style:style style:name="P6" style:family="paragraph" style:parent-style-name="Standard">
      <style:paragraph-properties fo:text-align="start" style:justify-single-word="false"/>
      <style:text-properties officeooo:rsid="001c2ba6" officeooo:paragraph-rsid="001c2ba6"/>
    </style:style>
    <style:style style:name="P7" style:family="paragraph" style:parent-style-name="Standard">
      <style:paragraph-properties fo:text-align="start" style:justify-single-word="false"/>
      <style:text-properties officeooo:rsid="0010189e" officeooo:paragraph-rsid="0026c241"/>
    </style:style>
    <style:style style:name="P8" style:family="paragraph" style:parent-style-name="Standard">
      <style:paragraph-properties fo:text-align="start" style:justify-single-word="false"/>
      <style:text-properties officeooo:rsid="0012a127" officeooo:paragraph-rsid="0012a127"/>
    </style:style>
    <style:style style:name="P9" style:family="paragraph" style:parent-style-name="Standard">
      <style:paragraph-properties fo:text-align="start" style:justify-single-word="false"/>
      <style:text-properties officeooo:rsid="0012a127" officeooo:paragraph-rsid="003548bf"/>
    </style:style>
    <style:style style:name="P10" style:family="paragraph" style:parent-style-name="Standard">
      <style:paragraph-properties fo:text-align="start" style:justify-single-word="false"/>
      <style:text-properties officeooo:rsid="0090c69f" officeooo:paragraph-rsid="0090c69f"/>
    </style:style>
    <style:style style:name="P11" style:family="paragraph" style:parent-style-name="Table_20_Contents">
      <style:paragraph-properties fo:text-align="start" style:justify-single-word="false"/>
      <style:text-properties officeooo:rsid="001ff93e" officeooo:paragraph-rsid="001ff93e"/>
    </style:style>
    <style:style style:name="P12" style:family="paragraph" style:parent-style-name="Table_20_Contents">
      <style:paragraph-properties fo:text-align="start" style:justify-single-word="false"/>
      <style:text-properties officeooo:rsid="0020129a" officeooo:paragraph-rsid="0020129a"/>
    </style:style>
    <style:style style:name="P13" style:family="paragraph" style:parent-style-name="Table_20_Contents">
      <style:paragraph-properties fo:text-align="start" style:justify-single-word="false"/>
      <style:text-properties officeooo:rsid="0023dfca" officeooo:paragraph-rsid="0023dfca"/>
    </style:style>
    <style:style style:name="P14" style:family="paragraph" style:parent-style-name="Table_20_Contents">
      <style:paragraph-properties fo:text-align="start" style:justify-single-word="false"/>
      <style:text-properties officeooo:rsid="008ac600" officeooo:paragraph-rsid="008ac600"/>
    </style:style>
    <style:style style:name="P15" style:family="paragraph" style:parent-style-name="Frame_20_contents">
      <style:paragraph-properties fo:text-align="start" style:justify-single-word="false"/>
      <style:text-properties officeooo:rsid="0015dcaa" officeooo:paragraph-rsid="0015dcaa"/>
    </style:style>
    <style:style style:name="P16" style:family="paragraph" style:parent-style-name="Frame_20_contents">
      <style:paragraph-properties fo:text-align="start" style:justify-single-word="false"/>
      <style:text-properties officeooo:rsid="0015dcaa" officeooo:paragraph-rsid="003391c3"/>
    </style:style>
    <style:style style:name="P17" style:family="paragraph" style:parent-style-name="Frame_20_contents">
      <style:paragraph-properties fo:text-align="start" style:justify-single-word="false"/>
      <style:text-properties officeooo:rsid="0015dcaa" officeooo:paragraph-rsid="004762ef"/>
    </style:style>
    <style:style style:name="P18" style:family="paragraph" style:parent-style-name="Frame_20_contents">
      <style:paragraph-properties fo:text-align="start" style:justify-single-word="false"/>
      <style:text-properties officeooo:rsid="0015dcaa" officeooo:paragraph-rsid="004d7142"/>
    </style:style>
    <style:style style:name="P19" style:family="paragraph" style:parent-style-name="Frame_20_contents">
      <style:paragraph-properties fo:text-align="start" style:justify-single-word="false"/>
      <style:text-properties officeooo:rsid="0015dcaa" officeooo:paragraph-rsid="008c0a9e"/>
    </style:style>
    <style:style style:name="P20" style:family="paragraph" style:parent-style-name="Frame_20_contents">
      <style:paragraph-properties fo:text-align="start" style:justify-single-word="false"/>
      <style:text-properties officeooo:rsid="001b0468" officeooo:paragraph-rsid="001b0468"/>
    </style:style>
    <style:style style:name="P21" style:family="paragraph" style:parent-style-name="Frame_20_contents">
      <style:paragraph-properties fo:text-align="start" style:justify-single-word="false"/>
      <style:text-properties officeooo:rsid="00174b0b" officeooo:paragraph-rsid="00174b0b"/>
    </style:style>
    <style:style style:name="P22" style:family="paragraph" style:parent-style-name="Frame_20_contents">
      <style:paragraph-properties fo:text-align="start" style:justify-single-word="false"/>
      <style:text-properties officeooo:rsid="0018fdac" officeooo:paragraph-rsid="0018fdac"/>
    </style:style>
    <style:style style:name="P23" style:family="paragraph" style:parent-style-name="Frame_20_contents">
      <style:paragraph-properties fo:text-align="start" style:justify-single-word="false"/>
      <style:text-properties officeooo:rsid="001c2ba6" officeooo:paragraph-rsid="001c2ba6"/>
    </style:style>
    <style:style style:name="P24" style:family="paragraph" style:parent-style-name="Frame_20_contents">
      <style:paragraph-properties fo:text-align="start" style:justify-single-word="false"/>
      <style:text-properties officeooo:rsid="001e1ce4" officeooo:paragraph-rsid="001e1ce4"/>
    </style:style>
    <style:style style:name="P25" style:family="paragraph" style:parent-style-name="Frame_20_contents">
      <style:paragraph-properties fo:text-align="start" style:justify-single-word="false"/>
      <style:text-properties officeooo:rsid="001acb7f" officeooo:paragraph-rsid="008eda37"/>
    </style:style>
    <style:style style:name="P26" style:family="paragraph" style:parent-style-name="List_20_Paragraph" style:list-style-name="L1">
      <style:paragraph-properties fo:margin-top="0cm" fo:margin-bottom="0.318cm" loext:contextual-spacing="false" fo:text-align="start" style:justify-single-word="false"/>
      <style:text-properties fo:font-variant="normal" fo:text-transform="none" fo:font-size="11pt" fo:language="en" fo:country="US" style:text-underline-style="none" fo:font-weight="normal" officeooo:rsid="000f9704" officeooo:paragraph-rsid="008ac600" style:font-size-asian="11pt" style:font-weight-asian="normal" style:font-size-complex="11pt" style:font-weight-complex="normal"/>
    </style:style>
    <style:style style:name="P27" style:family="paragraph" style:parent-style-name="Standard" style:list-style-name="L1">
      <style:paragraph-properties fo:text-align="start" style:justify-single-word="false"/>
      <style:text-properties officeooo:rsid="0012a127" officeooo:paragraph-rsid="0012a127"/>
    </style:style>
    <style:style style:name="T1" style:family="text">
      <style:text-properties officeooo:rsid="000f4191"/>
    </style:style>
    <style:style style:name="T2" style:family="text">
      <style:text-properties officeooo:rsid="001b63b8"/>
    </style:style>
    <style:style style:name="T3" style:family="text">
      <style:text-properties officeooo:rsid="0027c45d"/>
    </style:style>
    <style:style style:name="T4" style:family="text">
      <style:text-properties officeooo:rsid="0012a127"/>
    </style:style>
    <style:style style:name="T5" style:family="text">
      <style:text-properties officeooo:rsid="00390cfc"/>
    </style:style>
    <style:style style:name="T6" style:family="text">
      <style:text-properties officeooo:rsid="003cfce1"/>
    </style:style>
    <style:style style:name="T7" style:family="text">
      <style:text-properties officeooo:rsid="0043cd09"/>
    </style:style>
    <style:style style:name="T8" style:family="text">
      <style:text-properties officeooo:rsid="006a1b37"/>
    </style:style>
    <style:style style:name="T9" style:family="text">
      <style:text-properties officeooo:rsid="006d0d6a"/>
    </style:style>
    <style:style style:name="T10" style:family="text">
      <style:text-properties officeooo:rsid="006d9e56"/>
    </style:style>
    <style:style style:name="T11" style:family="text">
      <style:text-properties officeooo:rsid="006f148c"/>
    </style:style>
    <style:style style:name="T12" style:family="text">
      <style:text-properties fo:font-variant="normal" fo:text-transform="none" fo:font-size="11pt" fo:language="en" fo:country="US" style:text-underline-style="none" fo:font-weight="normal" officeooo:rsid="000f9704" style:font-size-asian="11pt" style:font-weight-asian="normal" style:font-size-complex="11pt" style:font-weight-complex="normal"/>
    </style:style>
    <style:style style:name="T13" style:family="text">
      <style:text-properties officeooo:rsid="008c0a9e"/>
    </style:style>
    <style:style style:name="T14" style:family="text">
      <style:text-properties officeooo:rsid="008de33a"/>
    </style:style>
    <style:style style:name="T15" style:family="text">
      <style:text-properties officeooo:rsid="008eda37"/>
    </style:style>
    <style:style style:name="T16" style:family="text">
      <style:text-properties officeooo:rsid="0091769d"/>
    </style:style>
    <style:style style:name="T17" style:family="text">
      <style:text-properties officeooo:rsid="009af803"/>
    </style:style>
    <style:style style:name="T18" style:family="text">
      <style:text-properties officeooo:rsid="009e0be2"/>
    </style:style>
    <style:style style:name="fr1" style:family="graphic" style:parent-style-name="Frame">
      <style:graphic-properties style:vertical-pos="top" style:vertical-rel="baselin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Acta de la tercera reunión del TFG</text:span></text:p>
      <text:p text:style-name="P2"/>
      <text:p text:style-name="P3">Órden del día:</text:p>
      <text:list xml:id="list352201132" text:style-name="L1">
        <text:list-item>
          <text:p text:style-name="P26">Decidir los requisitos para la próxima iteración y asignarlos. </text:p>
        </text:list-item>
        <text:list-item>
          <text:p text:style-name="P26">Realizar una retrospectiva sobre los errores cometidos y bugs existentes. </text:p>
        </text:list-item>
        <text:list-item>
          <text:p text:style-name="P27">Ruegos y preguntas.</text:p>
        </text:list-item>
      </text:list>
      <text:p text:style-name="P8"/>
      <text:p text:style-name="P10">Conclusiones:<text:line-break/><text:tab/></text:p>
      <text:p text:style-name="P5"/>
      <table:table table:name="ControlDeVersiones" table:style-name="ControlDeVersiones">
        <table:table-column table:style-name="ControlDeVersiones.A" table:number-columns-repeated="3"/>
        <table:table-row>
          <table:table-cell table:style-name="ControlDeVersiones.A1" office:value-type="string">
            <text:p text:style-name="P11">Versión</text:p>
          </table:table-cell>
          <table:table-cell table:style-name="ControlDeVersiones.A1" office:value-type="string">
            <text:p text:style-name="P11">Descripción</text:p>
          </table:table-cell>
          <table:table-cell table:style-name="ControlDeVersiones.C1" office:value-type="string">
            <text:p text:style-name="P11">Fecha</text:p>
          </table:table-cell>
        </table:table-row>
        <table:table-row>
          <table:table-cell table:style-name="ControlDeVersiones.A2" office:value-type="string">
            <text:p text:style-name="P11">1.0</text:p>
          </table:table-cell>
          <table:table-cell table:style-name="ControlDeVersiones.A2" office:value-type="string">
            <text:p text:style-name="P11">Versión inicial, definidos los puntos a tratar de la reunión y plantillas.</text:p>
          </table:table-cell>
          <table:table-cell table:style-name="ControlDeVersiones.C2" office:value-type="string">
            <text:p text:style-name="P12"><text:span text:style-name="T16">03</text:span>/1<text:span text:style-name="T16">1</text:span>/2017</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draw:frame draw:style-name="fr1" draw:name="Frame6" text:anchor-type="as-char" svg:width="17.59cm" style:rel-width="100%" draw:z-index="0"><draw:text-box fo:min-height="0.499cm"><text:p text:style-name="P19">Título: <text:span text:style-name="T12">Decidir los requisitos para la próxima iteración y asignarlos. </text:span></text:p><text:p text:style-name="P15">Descripción: </text:p><text:p text:style-name="P15">Resolución:</text:p></draw:text-box></draw:frame></text:p>
      <text:p text:style-name="P4"><text:soft-page-break/><draw:frame draw:style-name="fr1" draw:name="Frame12" text:anchor-type="as-char" svg:width="17.59cm" style:rel-width="100%" draw:z-index="2"><draw:text-box fo:min-height="0.499cm"><text:p text:style-name="P20">Identificado<text:span text:style-name="T2">r:4A-001</text:span></text:p><text:p text:style-name="P15">Título: </text:p><text:p text:style-name="P21">Duración: </text:p><text:p text:style-name="P22">Subactividades:</text:p><text:p text:style-name="P25">Riesgos asociados:</text:p></draw:text-box></draw:frame></text:p>
      <text:p text:style-name="P4"><draw:frame draw:style-name="fr1" draw:name="Frame13" text:anchor-type="as-char" svg:width="17.59cm" style:rel-width="100%" draw:z-index="3"><draw:text-box fo:min-height="0.499cm"><text:p text:style-name="P20">Identificado<text:span text:style-name="T2">r:4A-002</text:span></text:p><text:p text:style-name="P17">Título:</text:p><text:p text:style-name="P15">Descripción:</text:p><text:p text:style-name="P21">Duración:</text:p><text:p text:style-name="P22">Subactividades:</text:p><text:p text:style-name="P25">Riesgos asociados:</text:p></draw:text-box></draw:frame></text:p>
      <text:p text:style-name="P4"><draw:frame draw:style-name="fr1" draw:name="Frame14" text:anchor-type="as-char" svg:width="17.59cm" style:rel-width="100%" draw:z-index="4"><draw:text-box fo:min-height="0.499cm"><text:p text:style-name="P20">Identificado<text:span text:style-name="T2">r: 4A-003</text:span></text:p><text:p text:style-name="P18">Título:</text:p><text:p text:style-name="P15">Descripción:</text:p><text:p text:style-name="P21">Duración:</text:p><text:p text:style-name="P22">Subactividades:</text:p><text:p text:style-name="P25">Riesgos asociados:</text:p></draw:text-box></draw:frame></text:p>
      <text:p text:style-name="P4"><draw:frame draw:style-name="fr1" draw:name="Frame15" text:anchor-type="as-char" svg:width="17.59cm" style:rel-width="100%" draw:z-index="5"><draw:text-box fo:min-height="0.499cm"><text:p text:style-name="P23">Identificador:<text:span text:style-name="T17">4R-001</text:span></text:p><text:p text:style-name="P15">Título:</text:p><text:p text:style-name="P15">Descripción: </text:p><text:p text:style-name="P23">Probabilidad de aparición:</text:p><text:p text:style-name="P24">Formas de paliar:</text:p><text:p text:style-name="P24">Soluciones si ocurre:</text:p></draw:text-box></draw:frame></text:p>
      <text:p text:style-name="P4"><draw:frame draw:style-name="fr1" draw:name="Marco1" text:anchor-type="as-char" svg:width="17.59cm" style:rel-width="100%" draw:z-index="6"><draw:text-box fo:min-height="0.499cm"><text:p text:style-name="P23">Identificador:<text:span text:style-name="T15">3R-002</text:span></text:p><text:p text:style-name="P15">Título: <text:span text:style-name="T15">Existencia de trabajos de otras asignaturas</text:span></text:p><text:p text:style-name="P15">Descripción: <text:span text:style-name="T15">Existen otros trabajos en los que estaremos trabajando</text:span></text:p><text:p text:style-name="P23">Probabilidad de aparición: <text:span text:style-name="T15">Alta</text:span></text:p><text:p text:style-name="P24">Formas de paliar: <text:span text:style-name="T15">Planificar y organizarse mejor</text:span></text:p><text:p text:style-name="P24">Soluciones si ocurre: <text:span text:style-name="T15">Intentar centrarnos en las asignaturas que tengan más necesidad de ser terminadas antes.</text:span></text:p></draw:text-box></draw:frame></text:p>
      <text:p text:style-name="P4"><draw:frame draw:style-name="fr1" draw:name="Frame8" text:anchor-type="as-char" svg:width="17.59cm" style:rel-width="100%" draw:z-index="7"><draw:text-box fo:min-height="0.499cm"><text:p text:style-name="P19">Título:<text:span text:style-name="T12">Realizar una retrospectiva sobre los errores cometidos y bugs existentes. </text:span></text:p><text:p text:style-name="P15">Descripción:<text:span text:style-name="T13">Ver qué ha ido bien y mal en las iteraciones anteriores y comentar los bugs existentes en la aplicación y posibles alternativas</text:span></text:p><text:p text:style-name="P15">Resolución: <text:span text:style-name="T14">El bug al hacer click y que de en otras posiciones en principio ya está solucionado limitando el tamaño del hexágono. Además, haber empezado el menú no fue buena idea ya que debería dejarse para el final. Ver como solucionar el fallo de que se quede atascado en el segundo movimiento de la primera unidad.</text:span></text:p></draw:text-box></draw:frame></text:p>
      <text:p text:style-name="P4"><text:soft-page-break/><draw:frame draw:style-name="fr1" draw:name="Marco2" text:anchor-type="as-char" svg:width="17.59cm" style:rel-width="100%" draw:z-index="8"><draw:text-box fo:min-height="0.499cm"><text:p text:style-name="P20">Identificado<text:span text:style-name="T2">r:3A-004</text:span></text:p><text:p text:style-name="P18">Título:<text:span text:style-name="T15">Arreglar el bug del movimiento de la primera unidad</text:span></text:p><text:p text:style-name="P15">Descripción: <text:span text:style-name="T15">En el segundo movimiento de la unidad situada en la esquina superior izquierda, el juego se queda parado sin posibilidad de reaccionar.</text:span></text:p><text:p text:style-name="P21">Duración:<text:span text:style-name="T7">1 semana</text:span></text:p><text:p text:style-name="P22">Subactividades: </text:p><text:p text:style-name="P25">Riesgos asociados: <text:span text:style-name="T15">3R-001, <text:s/>3R-002</text:span></text:p></draw:text-box></draw:frame></text:p>
      <text:p text:style-name="P9"><draw:frame draw:style-name="fr1" draw:name="Frame10" text:anchor-type="as-char" svg:width="17.59cm" style:rel-width="100%" draw:z-index="1"><draw:text-box fo:min-height="0.499cm"><text:p text:style-name="P16">Título:<text:span text:style-name="T4">Ruegos y preguntas.</text:span></text:p><text:p text:style-name="P15">Descripción:</text:p><text:p text:style-name="P15">Resolución: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Eczar1" svg:font-family="Eczar"/>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s" fo:country="ES" style:letter-kerning="true" style:font-name-asian="DejaVu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s" fo:country="ES" style:letter-kerning="true" style:font-name-asian="DejaVu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09:46:17.605165274</meta:creation-date>
    <meta:generator>LibreOffice/5.3.6.1$Linux_X86_64 LibreOffice_project/30m0$Build-1</meta:generator>
    <dc:date>2017-11-04T18:13:11.335674019</dc:date>
    <meta:editing-duration>PT1H11M15S</meta:editing-duration>
    <meta:editing-cycles>139</meta:editing-cycles>
    <meta:document-statistic meta:table-count="1" meta:image-count="0" meta:object-count="0" meta:page-count="4" meta:paragraph-count="65" meta:word-count="275" meta:character-count="1973" meta:non-whitespace-character-count="1743"/>
  </office:meta>
</office:document-meta>
</file>